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Normal" style:family="paragraph">
      <style:text-properties fo:font-weight="bold" style:font-weight-asian="bold"/>
    </style:style>
    <style:style style:name="P24" style:parent-style-name="ListParagraph" style:list-style-name="LFO2" style:family="paragraph"/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P27" style:parent-style-name="ListParagraph" style:list-style-name="LFO2" style:family="paragraph"/>
  </office:automatic-styles>
  <office:body>
    <office:text text:use-soft-page-breaks="true">
      <text:p text:style-name="P1"><text:span text:style-name="T2">P0</text:span>:<text:s/>Camillo you are….. &lt;3</text:p>
      <text:list text:style-name="LFO1" text:continue-numbering="true">
        <text:list-item>
          <text:p text:style-name="P3">Framework and module definitions.</text:p>
        </text:list-item>
        <text:list-item>
          <text:p text:style-name="P4">Coding standards and rules.</text:p>
        </text:list-item>
        <text:list-item>
          <text:p text:style-name="P5">Threading architecture. (job system)</text:p>
          <text:list text:continue-numbering="true">
            <text:list-item>
              <text:p text:style-name="P6">Pre-processor thread safety double and/or triple buffering.<text:s/><text:line-break/>Interlocked data Get/Set guards.</text:p>
            </text:list-item>
          </text:list>
        </text:list-item>
        <text:list-item>
          <text:p text:style-name="P7">Memory architecture.</text:p>
          <text:list text:continue-numbering="true">
            <text:list-item>
              <text:p text:style-name="P8">Depends on<text:s/>pointer types.</text:p>
            </text:list-item>
          </text:list>
        </text:list-item>
        <text:list-item>
          <text:p text:style-name="P9">Pointer types, definitions and RULES.</text:p>
          <text:list text:continue-numbering="true">
            <text:list-item>
              <text:p text:style-name="P10">Reference counters, owning pointers, weak pointers. (NO RAW POINTERS)</text:p>
              <text:list text:continue-numbering="true">
                <text:list-item>
                  <text:p text:style-name="P11">Pointer types could be: ptr_own&lt;&gt;, ptr&lt;&gt;, ptr_weak&lt;&gt;</text:p>
                </text:list-item>
              </text:list>
            </text:list-item>
          </text:list>
        </text:list-item>
        <text:list-item>
          <text:p text:style-name="P12">Platform invocation communication rules &amp; thread safety. (C# &lt;-&gt; C++)</text:p>
        </text:list-item>
        <text:list-item>
          <text:p text:style-name="P13">Render pipeline definitions. (prefer easy API first)</text:p>
        </text:list-item>
        <text:list-item>
          <text:p text:style-name="P14">Singleton interface design decision!<text:s/></text:p>
        </text:list-item>
      </text:list>
      <text:p text:style-name="Normal"><text:span text:style-name="T15">P1</text:span>:</text:p>
      <text:list text:style-name="LFO2" text:continue-numbering="true">
        <text:list-item>
          <text:p text:style-name="P16">Dll vs<text:s/>static<text:s/>for modules.</text:p>
        </text:list-item>
        <text:list-item>
          <text:p text:style-name="P17">Asset format definition + parser. GUID system! (centralized GUID assignment?)<text:s/></text:p>
        </text:list-item>
        <text:list-item>
          <text:p text:style-name="P18">Serialization.</text:p>
        </text:list-item>
        <text:list-item>
          <text:p text:style-name="P19">Math library.</text:p>
        </text:list-item>
        <text:list-item>
          <text:p text:style-name="P20">Standard template library<text:s/>retyping.</text:p>
        </text:list-item>
        <text:list-item>
          <text:p text:style-name="P21">Priority list for editor tools.</text:p>
        </text:list-item>
        <text:list-item>
          <text:p text:style-name="P22">Cross process messaging system.</text:p>
        </text:list-item>
      </text:list>
      <text:p text:style-name="P23">P2:</text:p>
      <text:list text:style-name="LFO2" text:continue-numbering="true">
        <text:list-item>
          <text:p text:style-name="P24">Android support.</text:p>
        </text:list-item>
        <text:list-item>
          <text:p text:style-name="P25">Networking support.</text:p>
        </text:list-item>
        <text:list-item>
          <text:p text:style-name="P26">Physics helpers (mouse ray collisions).</text:p>
        </text:list-item>
        <text:list-item>
          <text:p text:style-name="P27">Accessible debug drawing in native and managed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lo Lukesch</meta:initial-creator>
    <dc:creator>Camillo Lukesch</dc:creator>
    <meta:creation-date>2019-06-16T16:48:00Z</meta:creation-date>
    <dc:date>2019-06-22T10:04:00Z</dc:date>
    <meta:template xlink:href="Normal.dotm" xlink:type="simple"/>
    <meta:editing-cycles>9</meta:editing-cycles>
    <meta:editing-duration>PT4920S</meta:editing-duration>
    <meta:document-statistic meta:page-count="1" meta:paragraph-count="1" meta:word-count="142" meta:character-count="955" meta:row-count="6" meta:non-whitespace-character-count="814"/>
  </office:meta>
</office:document-meta>
</file>